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8c" officeooo:paragraph-rsid="00119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/>Simple demo on how to convert odt file to pdf using online convert with api key using python. <text:s text:c="5"/># <text:s/>After runing the main code we get output called “demo.pdf” it is converted from demo.odt </text:p>
      <text:p text:style-name="P1"/>
      <text:p text:style-name="P1"># <text:s/>@__author__ = “ Gowrishankar p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3:10:36.116197531</meta:creation-date>
    <dc:date>2021-10-17T14:38:51.129221242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1" meta:character-count="228" meta:non-whitespace-character-count="180"/>
  </office:meta>
</office:document-meta>
</file>